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ast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you discard a Dice card for any reason, deal 1 damage to enemy’s fort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Freeze Ra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While this card is in play, your opponent cannot win the game, lasts 2 turns, limit 1 per deck</text:p>
          </table:table-cell>
          <table:table-cell office:value-type="string" calcext:value-type="string">
            <text:p>Interaction with Destiny’s Singer: Destiny’s Singer victory will trigger as soon as possible if it happens while My Freeze Ray is in play</text:p>
          </table:table-cell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 table:style-name="ce14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17:07:27.6264220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09T17:30:53.894252174</dc:date>
    <meta:editing-duration>P6DT1H46M39S</meta:editing-duration>
    <meta:editing-cycles>860</meta:editing-cycles>
    <meta:document-statistic meta:table-count="10" meta:cell-count="1998" meta:object-count="0"/>
  </office:meta>
</office:document-meta>
</file>